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 columnalign="left"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n>4</mn>
                </msup>
                <mo stretchy="false">−</mo>
                <mn>3</mn>
              </mrow>
            </mrow>
            <mrow>
              <msup>
                <mi>x</mi>
                <mn>2</mn>
              </msup>
              <mo stretchy="false">−</mo>
              <mn>3</mn>
            </mrow>
            <mspace width="6em"/>
            <mrow>
              <mo fence="true" stretchy="false">[</mo>
              <mrow>
                <mn>1,2</mn>
              </mrow>
              <mo fence="true" stretchy="false">]</mo>
            </mrow>
            <mspace width="6em"/>
            <mi mathvariant="italic">sınırlarında</mi>
            <mspace width="2em"/>
            <msup>
              <mn>10</mn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</msup>
            <mspace width="2em"/>
            <mi mathvariant="italic">hata</mi>
            <mi mathvariant="italic">payı</mi>
            <mspace width="2em"/>
            <mi mathvariant="italic">ile</mi>
            <mspace width="2em"/>
            <mi mathvariant="italic">hesaplayın</mi>
            <mn>.</mn>
            <mrow>
              <mo fence="true" stretchy="false">(</mo>
              <mrow>
                <mrow>
                  <mi mathvariant="italic">NOTE</mi>
                  <mi mathvariant="normal">:</mi>
                  <mrow>
                    <msub>
                      <mi>p</mi>
                      <mn>0</mn>
                    </msub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 columnalign="right">
          <mrow>
            <mi mathvariant="italic">FORMÜL</mi>
            <mo stretchy="false">→</mo>
            <mo stretchy="false">→</mo>
            <mrow>
              <mrow>
                <mo fence="true" stretchy="false">|</mo>
                <mrow>
                  <mrow>
                    <msub>
                      <mi>p</mi>
                      <mi>n</mi>
                    </msub>
                    <mo stretchy="false">−</mo>
                    <mi>p</mi>
                  </mrow>
                </mrow>
                <mo fence="true" stretchy="false">|</mo>
              </mrow>
              <mo stretchy="false">≤</mo>
              <mrow>
                <mfrac>
                  <msup>
                    <mi>k</mi>
                    <mi>n</mi>
                  </msup>
                  <mrow>
                    <mn>1</mn>
                    <mo stretchy="false">−</mo>
                    <mi>k</mi>
                  </mrow>
                </mfrac>
                <mo stretchy="false">∗</mo>
                <mrow>
                  <mo fence="true" stretchy="false">|</mo>
                  <mrow>
                    <mrow>
                      <msub>
                        <mi>p</mi>
                        <mn>1</mn>
                      </msub>
                      <mo stretchy="false">−</mo>
                      <msub>
                        <mi>p</mi>
                        <mn>0</mn>
                      </msub>
                    </mrow>
                  </mrow>
                  <mo fence="true" stretchy="false">|</mo>
                </mrow>
              </mrow>
            </mrow>
          </mrow>
        </mtd>
      </mtr>
      <mtr>
        <mtd columnalign="left">
          <mrow>
            <mi mathvariant="italic">ANSWER</mi>
            <mi mathvariant="normal">:</mi>
          </mrow>
        </mtd>
      </mtr>
      <mtr>
        <mtd columnalign="left">
          <mrow>
            <mrow>
              <msup>
                <mrow>
                  <mo fence="true" stretchy="false">(</mo>
                  <mrow>
                    <mrow>
                      <mn>3</mn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1</mn>
                      <mo stretchy="false">/</mo>
                      <mn>4</mn>
                    </mrow>
                  </mrow>
                  <mo fence="true" stretchy="false">)</mo>
                </mrow>
              </msup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space width="8em"/>
            <mo stretchy="false">→</mo>
            <mspace width="8em"/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</mn>
                <mo stretchy="false">/</mo>
                <mn>4</mn>
              </mrow>
            </mrow>
            <mrow>
              <mo fence="true" stretchy="false">(</mo>
              <mrow>
                <mrow>
                  <mn>3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</mrow>
              <mo fence="true" stretchy="false">)</mo>
            </mrow>
            <mn>3</mn>
            <mrow>
              <mrow>
                <mo fence="true" stretchy="false">(</mo>
                <mrow>
                  <mrow>
                    <mrow>
                      <mo stretchy="false">−</mo>
                      <mn>3</mn>
                    </mrow>
                    <mo stretchy="false">/</mo>
                    <mn>4</mn>
                  </mrow>
                </mrow>
                <mo fence="true" stretchy="false">)</mo>
              </mrow>
              <mo stretchy="false">∗</mo>
              <mn>6</mn>
            </mrow>
            <mi>x</mi>
          </mrow>
        </mtd>
      </mtr>
      <mtr>
        <mtd>
          <mrow>
            <mspace width="2em"/>
            <mo stretchy="false">→</mo>
            <mspace width="10em"/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lt;</mo>
              <mi>k</mi>
              <mo stretchy="false">&lt;</mo>
              <mn>1</mn>
            </mrow>
            <mspace width="10em"/>
            <mo stretchy="false">→</mo>
            <mspace width="8em"/>
            <mi>k</mi>
            <mi>'</mi>
            <mi mathvariant="italic">ya</mi>
            <mspace width="2em"/>
            <mn>0.5</mn>
            <mspace width="2em"/>
            <mi mathvariant="italic">dersek</mi>
          </mrow>
        </mtd>
      </mtr>
      <mtr>
        <mtd>
          <mrow/>
        </mtd>
      </mtr>
      <mtr>
        <mtd columnalign="left">
          <mrow>
            <mspace width="46em"/>
            <mo stretchy="false">→</mo>
            <mspace width="14em"/>
            <mrow>
              <mrow>
                <mfrac>
                  <msup>
                    <mrow>
                      <mo fence="true" stretchy="false">(</mo>
                      <mrow>
                        <mfrac>
                          <mn>1</mn>
                          <mn>2</mn>
                        </mfrac>
                      </mrow>
                      <mo fence="true" stretchy="false">)</mo>
                    </mrow>
                    <mi>n</mi>
                  </msup>
                  <mrow>
                    <mo fence="true" stretchy="false">(</mo>
                    <mrow>
                      <mfrac>
                        <mn>1</mn>
                        <mn>2</mn>
                      </mfrac>
                    </mrow>
                    <mo fence="true" stretchy="false">)</mo>
                  </mrow>
                </mfrac>
                <mo stretchy="false">∗</mo>
                <mrow>
                  <mo fence="true" stretchy="false">(</mo>
                  <mrow>
                    <mrow>
                      <mroot>
                        <mn>6</mn>
                        <mn>4</mn>
                      </mroot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&lt;</mo>
              <msup>
                <mn>10</mn>
                <mrow>
                  <mo stretchy="false">−</mo>
                  <mn>2</mn>
                </mrow>
              </msup>
            </mrow>
          </mrow>
        </mtd>
      </mtr>
      <mtr>
        <mtd columnalign="left">
          <mrow>
            <mspace width="46em"/>
            <mo stretchy="false">→</mo>
            <mspace width="12em"/>
            <mrow>
              <mn>2</mn>
              <mo stretchy="false">∗</mo>
              <msup>
                <mrow>
                  <mo fence="true" stretchy="false">(</mo>
                  <mrow>
                    <mfrac>
                      <mn>1</mn>
                      <mn>2</mn>
                    </mfrac>
                  </mrow>
                  <mo fence="true" stretchy="false">)</mo>
                </mrow>
                <mi>n</mi>
              </msup>
            </mrow>
            <mrow>
              <mrow>
                <mo fence="true" stretchy="false">(</mo>
                <mrow>
                  <mrow>
                    <mroot>
                      <mn>6</mn>
                      <mn>4</mn>
                    </mroot>
                    <mo stretchy="false">−</mo>
                    <mn>1</mn>
                  </mrow>
                </mrow>
                <mo fence="true" stretchy="false">)</mo>
              </mrow>
              <mo stretchy="false">&lt;</mo>
              <msup>
                <mn>10</mn>
                <mrow>
                  <mo stretchy="false">−</mo>
                  <mn>2</mn>
                </mrow>
              </msup>
            </mrow>
          </mrow>
        </mtd>
      </mtr>
      <mtr>
        <mtd columnalign="left">
          <mrow>
            <mspace width="46em"/>
            <mo stretchy="false">→</mo>
            <mspace width="14em"/>
            <mrow>
              <mroot>
                <mn>6</mn>
                <mn>4</mn>
              </mroot>
              <mo stretchy="false">=</mo>
              <mn>1.56</mn>
            </mrow>
          </mrow>
        </mtd>
      </mtr>
      <mtr>
        <mtd columnalign="left">
          <mrow>
            <mspace width="46em"/>
            <mo stretchy="false">→</mo>
            <mspace width="14em"/>
            <mrow>
              <mn>2</mn>
              <mo stretchy="false">∗</mo>
              <msup>
                <mrow>
                  <mo fence="true" stretchy="false">(</mo>
                  <mrow>
                    <mfrac>
                      <mn>1</mn>
                      <mn>2</mn>
                    </mfrac>
                  </mrow>
                  <mo fence="true" stretchy="false">)</mo>
                </mrow>
                <mi>n</mi>
              </msup>
            </mrow>
            <mrow>
              <mrow>
                <mo fence="true" stretchy="false">(</mo>
                <mrow>
                  <mrow>
                    <mn>1.56</mn>
                    <mo stretchy="false">−</mo>
                    <mn>1</mn>
                  </mrow>
                </mrow>
                <mo fence="true" stretchy="false">)</mo>
              </mrow>
              <mo stretchy="false">&lt;</mo>
              <msup>
                <mn>10</mn>
                <mrow>
                  <mo stretchy="false">−</mo>
                  <mn>2</mn>
                </mrow>
              </msup>
            </mrow>
          </mrow>
        </mtd>
      </mtr>
      <mtr>
        <mtd columnalign="left">
          <mrow>
            <mspace width="46em"/>
            <mo stretchy="false">→</mo>
            <mspace width="14em"/>
            <mrow>
              <msup>
                <mrow>
                  <mo fence="true" stretchy="false">(</mo>
                  <mrow>
                    <mfrac>
                      <mn>1</mn>
                      <mn>2</mn>
                    </mfrac>
                  </mrow>
                  <mo fence="true" stretchy="false">)</mo>
                </mrow>
                <mi>n</mi>
              </msup>
              <mo stretchy="false">&lt;</mo>
              <msup>
                <mn>10</mn>
                <mrow>
                  <mo stretchy="false">−</mo>
                  <mn>2</mn>
                </mrow>
              </msup>
            </mrow>
          </mrow>
        </mtd>
      </mtr>
      <mtr>
        <mtd columnalign="left">
          <mrow>
            <mspace width="46em"/>
            <mo stretchy="false">→</mo>
            <mi mathvariant="italic">Answer</mi>
            <mi mathvariant="normal">:</mi>
            <mrow>
              <mi>n</mi>
              <mo stretchy="false">=</mo>
              <mn>6</mn>
            </mrow>
            <mspace width="2em"/>
            <mi mathvariant="italic">diyebiliriz</mi>
            <mn>.</mn>
          </mrow>
        </mtd>
      </mtr>
    </mtable>
    <annotation encoding="StarMath 5.0">alignl f(x) = x^4 - 3x^2 - 3~~~[ 1,2 ]~~~ sınırlarında~10^( -2 )~ hata payı~ile~ hesaplayın .( NOTE: p_{0}=1) newline

alignr FORMÜL rightarrow rightarrow lline p_{n} - p rline  &lt;= {k^n} over {1-k} * lline p_{1} -p_{0} rline newline

alignl ANSWER: newline

alignl ( 3x^2 +3 )^(1/4)=g(x)~~~~rightarrow~~~~g'( x )=1/4( 3x^2+3 )3( -3/4 )*6x newline

~rightarrow~~~~~g( x )&lt;k&lt;1~~~~~rightarrow~~~~k'ya~0.5~dersek newline newline

alignl ~~~~~~~~~~~~~~~~~~~~~~~rightarrow~~~~~~~{ ({1 over 2})^n } over { (1 over 2) }*( nroot{4}{6} - 1 ) &lt; 10^-2 newline

alignl ~~~~~~~~~~~~~~~~~~~~~~~rightarrow ~~~~~~2 * ( 1 over 2 ) ^n (nroot {4}{6} - 1) &lt; 10^-2 newline

alignl ~~~~~~~~~~~~~~~~~~~~~~~rightarrow~~~~~~~nroot 4 6 = 1.56 newline

alignl ~~~~~~~~~~~~~~~~~~~~~~~rightarrow~~~~~~~2 * ( 1 over 2 ) ^n (1.56 - 1) &lt; 10^-2 newline

alignl ~~~~~~~~~~~~~~~~~~~~~~~rightarrow~~~~~~~
( 1 over 2 ) ^n &lt; 10^-2 newline

alignl~~~~~~~~~~~~~~~~~~~~~~~rightarrow Answer:n=6 ~diyebiliriz.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09:39:56.128695176</meta:creation-date>
    <dc:date>2017-03-12T18:45:05.188021217</dc:date>
    <meta:editing-duration>PT37M13S</meta:editing-duration>
    <meta:editing-cycles>5</meta:editing-cycles>
    <meta:generator>LibreOffice/5.1.4.2$Linux_X86_64 LibreOffice_project/10m0$Build-2</meta:generator>
  </office:meta>
</office:document-meta>
</file>